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386.25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font-name="Cabin" fo:font-weight="bold" style:font-name-asian="Cabin" style:font-weight-asian="bold" style:font-name-complex="Cabin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bin" fo:font-size="10pt" style:font-name-asian="Cabin" style:font-size-asian="10pt" style:font-name-complex="Cabin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font-name="Cabin" fo:font-size="10pt" style:font-name-asian="Cabin" style:font-size-asian="10pt" style:font-name-complex="Cabin" style:font-size-complex="10pt"/>
    </style:style>
    <style:style style:name="ce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weight="bold" style:font-name-asian="Cabin" style:font-weight-asian="bold" style:font-name-complex="Cabin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9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sage</text:p>
          </table:table-cell>
          <table:table-cell table:style-name="ce7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5" office:value-type="string" calcext:value-type="string">
            <text:p>Receiv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.7 Ohms resistor</text:p>
          </table:table-cell>
          <table:table-cell table:style-name="ce2" office:value-type="string" calcext:value-type="string">
            <text:p>Bootstra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http://dk.rs-online.com/web/p/overflademontering-faste-modstande/8673047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0.1% Resistor</text:p>
          </table:table-cell>
          <table:table-cell table:style-name="ce2" office:value-type="string" calcext:value-type="string">
            <text:p>Rset for DCDC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overflademontering-faste-modstande/6146180/" xlink:type="simple">http://dk.rs-online.com/web/p/overflademontering-faste-modstande/6146180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Output Cap for DCDC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aluminium-kondensatorer/7083557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current-sense amplifier – INA286</text:p>
          </table:table-cell>
          <table:table-cell table:style-name="ce2" office:value-type="string" calcext:value-type="string">
            <text:p>shunt circui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shunt resistor</text:p>
          </table:table-cell>
          <table:table-cell table:style-name="ce2" office:value-type="string" calcext:value-type="string">
            <text:p>shunt circui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overflademontering-faste-modstande/1348221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PWM level shift buffer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buffere/6628944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MOSFETS – FDV303N</text:p>
          </table:table-cell>
          <table:table-cell table:style-name="ce2" office:value-type="string" calcext:value-type="string">
            <text:p>genereal purpose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http://dk.rs-online.com/web/p/mosfet-transistorer/3544890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SMD power ressistor</text:p>
          </table:table-cell>
          <table:table-cell table:style-name="ce2" office:value-type="string" calcext:value-type="string">
            <text:p>inrush current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http://dk.rs-online.com/web/p/overflademontering-faste-modstande/8098982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100 Ohm resistor</text:p>
          </table:table-cell>
          <table:table-cell table:style-name="ce2" office:value-type="string" calcext:value-type="string">
            <text:p>Microzed connection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Bergstack connector</text:p>
          </table:table-cell>
          <table:table-cell table:style-name="ce2" office:value-type="string" calcext:value-type="string">
            <text:p>Microzed connection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http://dk.rs-online.com/web/p/print-fatninger/6159338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AND gate</text:p>
          </table:table-cell>
          <table:table-cell table:style-name="ce2" office:value-type="string" calcext:value-type="string">
            <text:p>relay AND gate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Emergency Button</text:p>
          </table:table-cell>
          <table:table-cell table:style-name="ce2" office:value-type="string" calcext:value-type="string">
            <text:p>emergency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http://dk.rs-online.com/web/p/noedstop-trykknapper/3993129/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ZH-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75/" xlink:type="simple">http://dk.rs-online.com/web/p/printstiftlister/7620875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6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84/" xlink:type="simple">http://dk.rs-online.com/web/p/printstiftlister/7620884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8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97/" xlink:type="simple">http://dk.rs-online.com/web/p/printstiftlister/7620897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94/" xlink:type="simple">http://dk.rs-online.com/web/p/printstiftlister/7620894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1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907/" xlink:type="simple">http://dk.rs-online.com/web/p/printstiftlister/7620907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42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5P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k-huse/8201658/" xlink:type="simple">http://dk.rs-online.com/web/p/printstik-huse/8201658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6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5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1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762086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Crimp pi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ttp://dk.rs-online.com/web/p/printstik-kontakter/762075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ring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://dk.rs-online.com/web/p/kuglelejer/7192036/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FROM DIGIK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CDC converter</text:p>
          </table:table-cell>
          <table:table-cell table:style-name="ce2" office:value-type="string" calcext:value-type="string">
            <text:p>12V rail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https://www.digikey.dk/product-detail/en/texas-instruments/PTN78020HAH/296-20512-ND/764137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river – HIP4081AIBZ</text:p>
          </table:table-cell>
          <table:table-cell table:style-name="ce2" office:value-type="string" calcext:value-type="string">
            <text:p>motor driver</text:p>
          </table:table-cell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https://www.digikey.dk/product-detail/en/intersil/HIP4081AIBZ/HIP4081AIBZ-ND/821444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ZH-5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-detail/en/jst-sales-america-inc/S5B-ZR-SM4A-TF-LF-SN/455-1696-6-ND/1059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8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s/en?keywords=zhr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s/en?keywords=zhr-1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4:04:54.16092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23T09:36:34Z</meta:creation-date>
    <dc:date>2017-09-27T14:05:06.421254181</dc:date>
    <meta:editing-cycles>25</meta:editing-cycles>
    <meta:editing-duration>PT5H8M52S</meta:editing-duration>
    <meta:document-statistic meta:table-count="1" meta:cell-count="104" meta:object-count="0"/>
  </office:meta>
</office:document-meta>
</file>